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iberation Sans" svg:font-family="'Liberation Sans'"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P1" style:family="paragraph" style:parent-style-name="Pa0">
      <style:paragraph-properties fo:line-height="0.743cm" fo:text-align="justify" style:justify-single-word="false"/>
      <style:text-properties officeooo:paragraph-rsid="0005dd82"/>
    </style:style>
    <style:style style:name="P2" style:family="paragraph" style:parent-style-name="Pa0">
      <style:paragraph-properties fo:line-height="0.355cm" fo:text-align="justify" style:justify-single-word="false"/>
    </style:style>
    <style:style style:name="P3" style:family="paragraph" style:parent-style-name="Pa0">
      <style:paragraph-properties fo:line-height="0.355cm" fo:text-align="justify" style:justify-single-word="false"/>
      <style:text-properties officeooo:paragraph-rsid="00059176"/>
    </style:style>
    <style:style style:name="P4" style:family="paragraph" style:parent-style-name="Pa0">
      <style:text-properties style:use-window-font-color="true" officeooo:paragraph-rsid="00091e99" style:font-size-asian="10.5pt"/>
    </style:style>
    <style:style style:name="P5" style:family="paragraph" style:parent-style-name="Pa0">
      <style:text-properties fo:font-variant="normal" fo:text-transform="none" style:use-window-font-color="true" style:font-name="Liberation Sans1" fo:font-size="12pt" officeooo:rsid="00073ff6" officeooo:paragraph-rsid="0007d47a" style:font-size-asian="10.5pt" style:font-size-complex="12pt"/>
    </style:style>
    <style:style style:name="P6" style:family="paragraph" style:parent-style-name="Pa0">
      <style:text-properties fo:font-variant="normal" fo:text-transform="none" style:use-window-font-color="true" style:font-name="Liberation Sans1" fo:font-size="12pt" officeooo:rsid="00073ff6" officeooo:paragraph-rsid="00073ff6" style:font-size-asian="10.5pt" style:font-size-complex="12pt"/>
    </style:style>
    <style:style style:name="P7" style:family="paragraph" style:parent-style-name="Text_20_body">
      <style:text-properties style:use-window-font-color="true" style:font-name="Liberation Sans1" officeooo:rsid="00073ff6" officeooo:paragraph-rsid="0007d47a"/>
    </style:style>
    <style:style style:name="P8" style:family="paragraph" style:parent-style-name="Text_20_body">
      <style:text-properties style:use-window-font-color="true" style:font-name="Liberation Sans1" fo:font-size="12pt" style:font-size-asian="10.5pt" style:font-size-complex="12pt"/>
    </style:style>
    <style:style style:name="P9" style:family="paragraph" style:parent-style-name="Text_20_body">
      <style:text-properties style:use-window-font-color="true" style:font-name="Liberation Sans1" fo:font-size="12pt" officeooo:paragraph-rsid="00109b61" style:font-size-asian="10.5pt" style:font-size-complex="12pt"/>
    </style:style>
    <style:style style:name="P10" style:family="paragraph" style:parent-style-name="Text_20_body">
      <style:text-properties style:use-window-font-color="true" style:font-name="Liberation Sans1" officeooo:rsid="000eb210" officeooo:paragraph-rsid="000eb210"/>
    </style:style>
    <style:style style:name="P11" style:family="paragraph" style:parent-style-name="Text_20_body">
      <style:text-properties style:use-window-font-color="true" style:font-name="Liberation Sans1" officeooo:rsid="000eb210" officeooo:paragraph-rsid="0014ce3e"/>
    </style:style>
    <style:style style:name="P12" style:family="paragraph" style:parent-style-name="Text_20_body">
      <style:text-properties style:use-window-font-color="true" style:font-name="Liberation Sans1" officeooo:rsid="00109b61" officeooo:paragraph-rsid="00109b61"/>
    </style:style>
    <style:style style:name="P13" style:family="paragraph" style:parent-style-name="Text_20_body">
      <style:text-properties style:use-window-font-color="true" style:font-name="Liberation Sans1" officeooo:rsid="0014ce3e" officeooo:paragraph-rsid="0014ce3e"/>
    </style:style>
    <style:style style:name="P14" style:family="paragraph" style:parent-style-name="Text_20_body">
      <style:text-properties style:use-window-font-color="true" officeooo:rsid="0016494a" officeooo:paragraph-rsid="0016494a"/>
    </style:style>
    <style:style style:name="P15" style:family="paragraph" style:parent-style-name="Text_20_body">
      <style:text-properties fo:font-variant="normal" fo:text-transform="none" style:use-window-font-color="true" style:font-name="Liberation Sans1" fo:font-size="12pt" officeooo:rsid="00073ff6" officeooo:paragraph-rsid="00073ff6" style:font-size-asian="10.5pt" style:font-size-complex="12pt"/>
    </style:style>
    <style:style style:name="P16" style:family="paragraph" style:parent-style-name="Text_20_body">
      <style:text-properties fo:font-variant="normal" fo:text-transform="none" style:use-window-font-color="true" style:font-name="Liberation Sans1" fo:font-size="12pt" officeooo:rsid="00073ff6" officeooo:paragraph-rsid="000b821e" style:font-size-asian="10.5pt" style:font-size-complex="12pt"/>
    </style:style>
    <style:style style:name="P17" style:family="paragraph" style:parent-style-name="Text_20_body">
      <style:text-properties fo:font-variant="normal" fo:text-transform="none" style:use-window-font-color="true" style:font-name="Liberation Sans1" fo:font-size="12pt" officeooo:rsid="00091e99" officeooo:paragraph-rsid="00091e99" style:font-size-asian="10.5pt" style:font-size-complex="12pt"/>
    </style:style>
    <style:style style:name="P18" style:family="paragraph" style:parent-style-name="Text_20_body">
      <style:text-properties fo:font-variant="normal" fo:text-transform="none" style:use-window-font-color="true" style:font-name="Liberation Sans1" fo:font-size="12pt" officeooo:rsid="000b821e" officeooo:paragraph-rsid="000b821e" style:font-size-asian="10.5pt" style:font-size-complex="12pt"/>
    </style:style>
    <style:style style:name="P19" style:family="paragraph" style:parent-style-name="Text_20_body">
      <style:text-properties fo:font-variant="normal" fo:text-transform="none" style:use-window-font-color="true" style:font-name="Liberation Sans1" fo:font-size="12pt" officeooo:rsid="000b821e" officeooo:paragraph-rsid="001323f5" style:font-size-asian="10.5pt" style:font-size-complex="12pt"/>
    </style:style>
    <style:style style:name="P20" style:family="paragraph" style:parent-style-name="Text_20_body">
      <style:text-properties fo:font-variant="normal" fo:text-transform="none" style:use-window-font-color="true" style:font-name="Liberation Sans1" fo:font-size="12pt" fo:font-weight="normal" style:font-size-asian="10.5pt" style:font-weight-asian="normal" style:font-size-complex="12pt" style:font-weight-complex="normal"/>
    </style:style>
    <style:style style:name="P21" style:family="paragraph" style:parent-style-name="Text_20_body">
      <style:text-properties fo:font-variant="normal" fo:text-transform="none" style:use-window-font-color="true" style:font-name="Liberation Sans1" officeooo:rsid="00091e99" officeooo:paragraph-rsid="00091e99" style:font-size-asian="10.5pt"/>
    </style:style>
    <style:style style:name="P22" style:family="paragraph" style:parent-style-name="Text_20_body">
      <style:text-properties fo:font-variant="normal" fo:text-transform="none" fo:color="#cc6633" style:font-name="Liberation Sans1" fo:font-size="12pt" officeooo:rsid="00073ff6" officeooo:paragraph-rsid="0007d47a" style:font-size-asian="10.5pt" style:font-size-complex="12pt"/>
    </style:style>
    <style:style style:name="P23" style:family="paragraph" style:parent-style-name="Text_20_body">
      <style:text-properties style:font-name="Liberation Sans1" officeooo:rsid="000eb210" officeooo:paragraph-rsid="000eb210"/>
    </style:style>
    <style:style style:name="P24" style:family="paragraph" style:parent-style-name="Text_20_body">
      <style:text-properties officeooo:rsid="00141891" officeooo:paragraph-rsid="00141891"/>
    </style:style>
    <style:style style:name="P25" style:family="paragraph" style:parent-style-name="Text_20_body">
      <style:text-properties officeooo:rsid="0014ce3e" officeooo:paragraph-rsid="0014ce3e"/>
    </style:style>
    <style:style style:name="P26" style:family="paragraph" style:parent-style-name="Table_20_Contents">
      <style:text-properties style:font-name="Liberation Sans1" fo:font-size="12pt" style:font-size-asian="10.5pt" style:font-size-complex="12pt"/>
    </style:style>
    <style:style style:name="P27" style:family="paragraph" style:parent-style-name="Pa2">
      <style:paragraph-properties fo:line-height="0.355cm" fo:text-align="justify" style:justify-single-word="false"/>
      <style:text-properties officeooo:paragraph-rsid="00109a48"/>
    </style:style>
    <style:style style:name="P28" style:family="paragraph" style:parent-style-name="Standard" style:master-page-name="Standard">
      <style:paragraph-properties fo:text-align="start" style:justify-single-word="false" style:page-number="auto"/>
      <style:text-properties fo:text-transform="uppercase" fo:color="#cc6633" style:font-name="Liberation Sans" fo:font-size="36pt" fo:font-weight="bold" style:font-size-asian="36pt" style:font-weight-asian="bold"/>
    </style:style>
    <style:style style:name="P29" style:family="paragraph" style:parent-style-name="Standard" style:master-page-name="Standard">
      <style:paragraph-properties fo:text-align="start" style:justify-single-word="false" style:page-number="auto"/>
      <style:text-properties fo:text-transform="uppercase" fo:color="#cc6633" style:font-name="Liberation Sans1" fo:font-size="36pt" fo:font-style="italic" fo:font-weight="bold" style:font-size-asian="36pt" style:font-style-asian="italic" style:font-weight-asian="bold" style:font-style-complex="italic"/>
    </style:style>
    <style:style style:name="P30" style:family="paragraph" style:parent-style-name="Text_20_body" style:list-style-name="L1">
      <style:text-properties officeooo:rsid="0014ce3e" officeooo:paragraph-rsid="0014ce3e"/>
    </style:style>
    <style:style style:name="P31" style:family="paragraph" style:parent-style-name="Text_20_body" style:list-style-name="L2">
      <style:text-properties style:use-window-font-color="true" style:font-name="Liberation Sans1" officeooo:rsid="0014ce3e" officeooo:paragraph-rsid="001916e6"/>
    </style:style>
    <style:style style:name="P32" style:family="paragraph" style:parent-style-name="Text_20_body">
      <style:text-properties fo:font-variant="normal" fo:text-transform="none" style:use-window-font-color="true" style:font-name="Liberation Sans1" fo:font-size="12pt" officeooo:rsid="000b821e" officeooo:paragraph-rsid="001b888f" style:font-size-asian="10.5pt" style:font-size-complex="12pt"/>
    </style:style>
    <style:style style:name="P33" style:family="paragraph" style:parent-style-name="Text_20_body">
      <style:text-properties style:font-name="Liberation Sans1" officeooo:paragraph-rsid="001916e6"/>
    </style:style>
    <style:style style:name="P34" style:family="paragraph" style:parent-style-name="Text_20_body">
      <style:text-properties officeooo:paragraph-rsid="001916e6"/>
    </style:style>
    <style:style style:name="P35" style:family="paragraph" style:parent-style-name="Text_20_body">
      <style:text-properties officeooo:paragraph-rsid="0019a18a"/>
    </style:style>
    <style:style style:name="P36" style:family="paragraph" style:parent-style-name="Pa0">
      <style:text-properties style:use-window-font-color="true" style:font-name="Liberation Sans1" officeooo:rsid="00073ff6" officeooo:paragraph-rsid="0007d47a"/>
    </style:style>
    <style:style style:name="P37" style:family="paragraph" style:parent-style-name="Heading_20_1">
      <style:paragraph-properties fo:break-before="page"/>
      <style:text-properties fo:color="#cc6633" style:font-name="Liberation Sans1" fo:font-size="22pt" officeooo:rsid="00073ff6" officeooo:paragraph-rsid="0007d9ed" style:font-size-asian="22pt" style:font-size-complex="22pt"/>
    </style:style>
    <style:style style:name="P38" style:family="paragraph" style:parent-style-name="Heading_20_1">
      <style:paragraph-properties fo:break-before="page"/>
      <style:text-properties fo:color="#cc6633" style:font-name="Liberation Sans1" fo:font-size="22pt" officeooo:rsid="001323f5" officeooo:paragraph-rsid="001323f5" style:font-size-asian="22pt" style:font-size-complex="22pt"/>
    </style:style>
    <style:style style:name="P39" style:family="paragraph" style:parent-style-name="Heading_20_1">
      <style:paragraph-properties fo:break-before="page"/>
      <style:text-properties fo:font-variant="normal" fo:text-transform="none" fo:color="#cc6633" style:font-name="Liberation Sans1" fo:font-size="22pt" officeooo:rsid="0007d47a" officeooo:paragraph-rsid="0007d47a" style:font-size-asian="22pt" style:font-size-complex="22pt"/>
    </style:style>
    <style:style style:name="P40" style:family="paragraph" style:parent-style-name="Heading_20_1">
      <style:paragraph-properties fo:break-before="page"/>
      <style:text-properties fo:font-variant="normal" fo:text-transform="none" fo:color="#cc6633" style:font-name="Liberation Sans1" fo:font-size="22pt" officeooo:rsid="00091e99" officeooo:paragraph-rsid="00091e99" style:font-size-asian="22pt" style:font-size-complex="22pt"/>
    </style:style>
    <style:style style:name="P41" style:family="paragraph" style:parent-style-name="Heading_20_2">
      <style:text-properties fo:color="#cc6633" style:font-name="Liberation Sans1" fo:font-size="14pt" officeooo:rsid="000a8108" officeooo:paragraph-rsid="000a8108" style:font-size-asian="14pt" style:font-size-complex="14pt"/>
    </style:style>
    <style:style style:name="P42" style:family="paragraph" style:parent-style-name="Heading_20_2">
      <style:text-properties fo:color="#cc6633" style:font-name="Liberation Sans1" officeooo:rsid="000a8108" officeooo:paragraph-rsid="000a8108"/>
    </style:style>
    <style:style style:name="P43" style:family="paragraph" style:parent-style-name="Heading_20_2">
      <style:text-properties fo:color="#cc6633" style:font-name="Liberation Sans1" officeooo:rsid="000eb210" officeooo:paragraph-rsid="000eb210"/>
    </style:style>
    <style:style style:name="P44" style:family="paragraph" style:parent-style-name="Heading_20_2">
      <style:text-properties fo:color="#cc6633" officeooo:rsid="00141891" officeooo:paragraph-rsid="00141891"/>
    </style:style>
    <style:style style:name="P45" style:family="paragraph" style:parent-style-name="Heading_20_2">
      <style:text-properties fo:color="#cc6633" officeooo:rsid="001323f5" officeooo:paragraph-rsid="001323f5"/>
    </style:style>
    <style:style style:name="P46" style:family="paragraph" style:parent-style-name="Heading_20_2">
      <style:text-properties fo:color="#cc6633" officeooo:rsid="0014ce3e" officeooo:paragraph-rsid="0014ce3e"/>
    </style:style>
    <style:style style:name="P47" style:family="paragraph" style:parent-style-name="Heading_20_2">
      <style:text-properties fo:color="#cc6633" officeooo:paragraph-rsid="001916e6"/>
    </style:style>
    <style:style style:name="P48" style:family="paragraph" style:parent-style-name="Heading_20_2">
      <style:text-properties fo:color="#cc6633" officeooo:paragraph-rsid="0019a18a"/>
    </style:style>
    <style:style style:name="P49" style:family="paragraph" style:parent-style-name="Heading_20_3">
      <style:text-properties fo:font-size="12pt" style:font-size-asian="12pt" style:font-size-complex="12pt"/>
    </style:style>
    <style:style style:name="P50" style:family="paragraph" style:parent-style-name="Heading_20_3">
      <style:text-properties fo:font-size="12pt" officeooo:paragraph-rsid="001323f5" style:font-size-asian="12pt" style:font-size-complex="12pt"/>
    </style:style>
    <style:style style:name="P51" style:family="paragraph" style:parent-style-name="Pa2" style:list-style-name="L3">
      <style:paragraph-properties fo:line-height="0.355cm" fo:text-align="justify" style:justify-single-word="false"/>
    </style:style>
    <style:style style:name="P52" style:family="paragraph" style:parent-style-name="Pa2" style:list-style-name="L3">
      <style:paragraph-properties fo:line-height="0.355cm" fo:text-align="justify" style:justify-single-word="false"/>
      <style:text-properties officeooo:paragraph-rsid="00109a48"/>
    </style:style>
    <style:style style:name="T1" style:family="text">
      <style:text-properties fo:color="#000000" style:text-line-through-style="none" style:font-name="Liberation Sans" fo:font-size="10pt" style:text-underline-style="none" fo:font-weight="normal" style:font-size-asian="10pt" style:font-weight-asian="normal"/>
    </style:style>
    <style:style style:name="T2" style:family="text">
      <style:text-properties fo:color="#000000" style:text-line-through-style="none" style:font-name="Liberation Sans" fo:font-size="10pt" style:text-underline-style="none" fo:font-weight="normal" officeooo:rsid="00059176" style:font-size-asian="10pt" style:font-weight-asian="normal"/>
    </style:style>
    <style:style style:name="T3" style:family="text">
      <style:text-properties fo:color="#000000" style:text-line-through-style="none" style:font-name="Liberation Sans" fo:font-size="10pt" style:text-underline-style="none" style:font-size-asian="10pt"/>
    </style:style>
    <style:style style:name="T4" style:family="text">
      <style:text-properties fo:color="#000000" style:text-line-through-style="none" style:font-name="Liberation Sans1" fo:font-size="12pt" style:text-underline-style="none" style:font-size-asian="12pt" style:font-size-complex="12pt"/>
    </style:style>
    <style:style style:name="T5" style:family="text">
      <style:text-properties fo:color="#000000" style:text-line-through-style="none" style:font-name="Liberation Sans1" fo:font-size="10pt" style:text-underline-style="none" style:font-size-asian="10pt"/>
    </style:style>
    <style:style style:name="T6" style:family="text">
      <style:text-properties fo:color="#000000" style:font-name="Liberation Sans" fo:font-size="10pt" style:font-size-asian="10pt"/>
    </style:style>
    <style:style style:name="T7" style:family="text">
      <style:text-properties fo:color="#000000" style:font-name="Liberation Sans1" fo:font-size="10pt" style:font-size-asian="10pt"/>
    </style:style>
    <style:style style:name="T8" style:family="text">
      <style:text-properties fo:color="#000000" style:font-name="Liberation Sans1" fo:font-size="12pt" style:font-size-asian="12pt"/>
    </style:style>
    <style:style style:name="T9" style:family="text">
      <style:text-properties fo:color="#000000" style:font-name="Liberation Sans1" fo:font-size="12pt" style:font-size-asian="12pt" style:font-size-complex="12pt"/>
    </style:style>
    <style:style style:name="T10" style:family="text">
      <style:text-properties fo:color="#cc6633" style:text-line-through-style="none" style:font-name="Liberation Sans" fo:font-size="21pt" style:text-underline-style="none" fo:font-weight="bold" officeooo:rsid="0005dd82" style:font-size-asian="21pt" style:font-weight-asian="bold"/>
    </style:style>
    <style:style style:name="T11" style:family="text">
      <style:text-properties fo:font-variant="normal" fo:text-transform="none" fo:color="#000000" style:font-name="Liberation Sans1" fo:font-size="10pt" officeooo:rsid="00091e99" style:font-size-asian="10pt"/>
    </style:style>
    <style:style style:name="T12" style:family="text">
      <style:text-properties fo:font-variant="normal" fo:text-transform="none" fo:color="#000000" style:font-name="Liberation Sans1" fo:font-size="12pt" style:font-size-asian="12pt" style:font-size-complex="12pt"/>
    </style:style>
    <style:style style:name="T13" style:family="text">
      <style:text-properties fo:font-variant="normal" fo:text-transform="none" style:use-window-font-color="true" fo:font-size="12pt" officeooo:rsid="001916e6" style:font-size-asian="10.5pt" style:font-size-complex="12pt"/>
    </style:style>
    <style:style style:name="T14" style:family="text">
      <style:text-properties officeooo:rsid="000b821e"/>
    </style:style>
    <style:style style:name="T15" style:family="text">
      <style:text-properties officeooo:rsid="000eb210"/>
    </style:style>
    <style:style style:name="T16" style:family="text">
      <style:text-properties officeooo:rsid="0014ce3e"/>
    </style:style>
    <style:style style:name="T17" style:family="text">
      <style:text-properties officeooo:rsid="0016494a"/>
    </style:style>
    <style:style style:name="T18" style:family="text">
      <style:text-properties officeooo:rsid="0017c7ca"/>
    </style:style>
    <style:style style:name="T19" style:family="text">
      <style:text-properties officeooo:rsid="001916e6"/>
    </style:style>
    <style:style style:name="T20" style:family="text">
      <style:text-properties officeooo:rsid="0019a18a"/>
    </style:style>
    <style:style style:name="T21" style:family="text">
      <style:text-properties officeooo:rsid="001b888f"/>
    </style:style>
    <style:style style:name="fr1" style:family="graphic" style:parent-style-name="Frame">
      <style:graphic-properties style:vertical-pos="middle" style:vertical-rel="page-content" style:horizontal-pos="center" style:horizontal-rel="page"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mme1" text:anchor-type="page" text:anchor-page-number="1" draw:z-index="0">
        <draw:text-box fo:min-height="0.499cm" fo:min-width="2.101cm">
          <text:p text:style-name="P28">CPR BROKER</text:p>
          <text:p text:style-name="P1"><text:span text:style-name="A1"><text:span text:style-name="T10">[punch line]</text:span></text:span></text:p>
          <text:p text:style-name="P2"><text:span text:style-name="A2"><text:span text:style-name="T1"/></text:span></text:p>
          <text:p text:style-name="P2"><text:span text:style-name="A2"><text:span text:style-name="T1"/></text:span></text:p>
          <text:p text:style-name="P2"><text:span text:style-name="A2"><text:span text:style-name="T1"/></text:span></text:p>
          <text:p text:style-name="P3"><text:span text:style-name="A2"><text:span text:style-name="T2">[Magenta-logo]</text:span></text:span></text:p>
          <text:p text:style-name="P2"><text:span text:style-name="A2"><text:span text:style-name="T1">© Copyright 2013</text:span></text:span></text:p>
        </draw:text-box>
      </draw:frame>
      <text:p text:style-name="P29"/>
      <text:h text:style-name="P37" text:outline-level="1">Hvad er CPR Broker?</text:h>
      <text:h text:style-name="P41" text:outline-level="2">CPR Broker i korte træk</text:h>
      <text:p text:style-name="P20">[Kort beskrivelse – oversigtsdiagram ol.]</text:p>
      <text:p text:style-name="P7">[Her indsættes en skitse over brokerens opbygning]</text:p>
      <text:p text:style-name="P7">[I mindre figurer skitseres brokerens kommunikation med omverdenen]</text:p>
      <text:p text:style-name="P7"/>
      <text:h text:style-name="P42" text:outline-level="2">Historien bag CPR Broker</text:h>
      <text:p text:style-name="P36"><text:span text:style-name="A2"><text:span text:style-name="T12">Open source-leverandøren Magenta har stået for størstedelen af udviklingen af den CPR Broker, man kender i dag. Men det var faktisk en kom­munal it-chefarkitekt, der tilbage i 2007 fandt på det grundlæggende koncept bag løsningen og skitserede de første linjer kode. </text:span></text:span></text:p>
      <text:p text:style-name="P5"><text:span text:style-name="A2"><text:span text:style-name="T9"/></text:span></text:p>
      <text:p text:style-name="P2"><text:span text:style-name="A2"><text:span text:style-name="T4">Idemanden var Steen Deth, der er it-chefarkitekt i Gentofte Kommune. For ham opstod ideen i for­længelse af hans daglige arbejde, hvor han har ansvaret for, at it-arkitekturen i kommunen fun­gerer på den bedst mulige måde.</text:span></text:span><text:span text:style-name="A2"><text:span text:style-name="T5"> </text:span></text:span></text:p>
      <text:p text:style-name="P5"><text:span text:style-name="A2"><text:span text:style-name="T8"/></text:span></text:p>
      <text:p text:style-name="P5"><text:span text:style-name="A2"><text:span text:style-name="T8">Ideen, som i dag er udmundet i open source-pro­jektet CPR Broker, var at skabe en fælles stan­dard for adgangen til CPR-data, som samtidig ville skabe en større transparens i forhold til dat­akilderne og dataernes aktualitet.</text:span></text:span></text:p>
      <text:p text:style-name="P5"><text:span text:style-name="A2"><text:span text:style-name="T8"/></text:span></text:p>
      <text:p text:style-name="P5"><text:span text:style-name="A2"><text:span text:style-name="T8"/></text:span></text:p>
      <text:p text:style-name="P22"/>
      <text:h text:style-name="P39" text:outline-level="1">Hvad kan CPR Broker?</text:h>
      <text:p text:style-name="P8">[Feature sheet – hvad kan den broker, så?]</text:p>
      <text:p text:style-name="P15">[Her lister vi op i et skema, hvilke funktioner CPR Broker stiller til rådighed]</text:p>
      <text:p text:style-name="P17">I det nedenstående skema kan du se de forskellige muligheder du får med CPR Broker.</text:p>
      <table:table table:name="Tabel1" table:style-name="Tabel1">
        <table:table-column table:style-name="Tabel1.A"/>
        <table:table-column table:style-name="Tabel1.B"/>
        <table:table-row>
          <table:table-cell table:style-name="Tabel1.A1" office:value-type="string">
            <text:p text:style-name="P26"/>
          </table:table-cell>
          <table:table-cell table:style-name="Tabel1.B1" office:value-type="string">
            <text:p text:style-name="P26"/>
          </table:table-cell>
        </table:table-row>
        <table:table-row>
          <table:table-cell table:style-name="Tabel1.A2" office:value-type="string">
            <text:p text:style-name="P26"/>
          </table:table-cell>
          <table:table-cell table:style-name="Tabel1.B2" office:value-type="string">
            <text:p text:style-name="P26"/>
          </table:table-cell>
        </table:table-row>
        <table:table-row>
          <table:table-cell table:style-name="Tabel1.A2" office:value-type="string">
            <text:p text:style-name="P26"/>
          </table:table-cell>
          <table:table-cell table:style-name="Tabel1.B2" office:value-type="string">
            <text:p text:style-name="P26"/>
          </table:table-cell>
        </table:table-row>
        <table:table-row>
          <table:table-cell table:style-name="Tabel1.A2" office:value-type="string">
            <text:p text:style-name="P26"/>
          </table:table-cell>
          <table:table-cell table:style-name="Tabel1.B2" office:value-type="string">
            <text:p text:style-name="P26"/>
          </table:table-cell>
        </table:table-row>
        <table:table-row>
          <table:table-cell table:style-name="Tabel1.A2" office:value-type="string">
            <text:p text:style-name="P26"/>
          </table:table-cell>
          <table:table-cell table:style-name="Tabel1.B2" office:value-type="string">
            <text:p text:style-name="P26"/>
          </table:table-cell>
        </table:table-row>
        <table:table-row>
          <table:table-cell table:style-name="Tabel1.A2" office:value-type="string">
            <text:p text:style-name="P26"/>
          </table:table-cell>
          <table:table-cell table:style-name="Tabel1.B2" office:value-type="string">
            <text:p text:style-name="P26"/>
          </table:table-cell>
        </table:table-row>
        <table:table-row>
          <table:table-cell table:style-name="Tabel1.A2" office:value-type="string">
            <text:p text:style-name="P26"/>
          </table:table-cell>
          <table:table-cell table:style-name="Tabel1.B2" office:value-type="string">
            <text:p text:style-name="P26"/>
          </table:table-cell>
        </table:table-row>
        <table:table-row>
          <table:table-cell table:style-name="Tabel1.A2" office:value-type="string">
            <text:p text:style-name="P26"/>
          </table:table-cell>
          <table:table-cell table:style-name="Tabel1.B2" office:value-type="string">
            <text:p text:style-name="P26"/>
          </table:table-cell>
        </table:table-row>
        <table:table-row>
          <table:table-cell table:style-name="Tabel1.A2" office:value-type="string">
            <text:p text:style-name="P26"/>
          </table:table-cell>
          <table:table-cell table:style-name="Tabel1.B2" office:value-type="string">
            <text:p text:style-name="P26"/>
          </table:table-cell>
        </table:table-row>
        <table:table-row>
          <table:table-cell table:style-name="Tabel1.A2" office:value-type="string">
            <text:p text:style-name="P26"/>
          </table:table-cell>
          <table:table-cell table:style-name="Tabel1.B2" office:value-type="string">
            <text:p text:style-name="P26"/>
          </table:table-cell>
        </table:table-row>
      </table:table>
      <text:p text:style-name="P17"/>
      <text:h text:style-name="P38" text:outline-level="1">Kom i gang med CPR Broker</text:h>
      <text:p text:style-name="P32"><text:span text:style-name="T21">I dette afsnit vil vi kort beskrive hvordan du kan komme i gang med at anvende CPR Broker.</text:span></text:p>
      <text:p text:style-name="P32"><text:span text:style-name="T21"/></text:p>
      <text:h text:style-name="P44" text:outline-level="2">Er CPR Broker kun for nørder?</text:h>
      <text:p text:style-name="P24">Nej, CPR Broker består af en håndfuld moduler, som bygger på standardteknologier. Eksempelvis kører alle CPR Brokers web services på Microsofts Internet Information Server (IIS), som <text:span text:style-name="T19">de flester</text:span> IT-administrator<text:span text:style-name="T19">er</text:span> <text:span text:style-name="T19">kender</text:span> til IIS <text:span text:style-name="T19">og</text:span> vil kunne vedligeholde. Endvidere består de bagvedliggende baggrundsprocesser af almindelige Windows-services, som kan styres, på samme måde, som alle andre Windows-services. Og loggen kan skrive direkte i Windows-loggen via Windows Enterprise Logging, så en administrator kan monitorere installationen vha., i forvejen, kendte værktøjer. Til dybere analysering har CPR Broker også en udviddet loggingfunktion.</text:p>
      <text:p text:style-name="P24"/>
      <text:p text:style-name="P24">CPR Broker kommer med gennemtestede installationsprogrammer, så der <text:span text:style-name="T18">er</text:span> ikke noget kode der skal kompileres, som <text:span text:style-name="T19">der kan være</text:span> ved andre open source-projekter.</text:p>
      <text:p text:style-name="P24"/>
      <text:p text:style-name="P24">På den anden side giver open source-platformen <text:span text:style-name="T18">samtidig</text:span> den enkelte bruger friheden til, at tilpasse softwaren efter ønske. Dette kræver dog en god forståelse af C# og SQL.</text:p>
      <text:p text:style-name="P18"/>
      <text:h text:style-name="P44" text:outline-level="2">Hvad kræves der af min IT-infrastruktur?</text:h>
      <text:p text:style-name="P25">Da CPR Broker er bygget op på .<text:span text:style-name="T18">NET</text:span>-platformen kræves følgende <text:span text:style-name="T18">af</text:span> platformen:</text:p>
      <text:list xml:id="list4445382635960959015" text:style-name="L1">
        <text:list-item>
          <text:p text:style-name="P30">Windows Server 2003 eller 2008</text:p>
        </text:list-item>
        <text:list-item>
          <text:p text:style-name="P30">Microsoft SQL Server</text:p>
        </text:list-item>
        <text:list-item>
          <text:p text:style-name="P30">Microsoft .NET 3.5.1 og 4</text:p>
        </text:list-item>
        <text:list-item>
          <text:p text:style-name="P30">Microsoft Internet Information Server 6 (eller højere)</text:p>
        </text:list-item>
      </text:list>
      <text:p text:style-name="P18"/>
      <text:h text:style-name="P45" text:outline-level="2">Hvordan kommer jeg i gang?</text:h>
      <text:p text:style-name="P19">Du kan komme i gang på 3 måder. I det følgende vil vi gennemgå mulighederne og beskrive fordelene og ulemperne ved de forskellige valg.</text:p>
      <text:p text:style-name="P19"/>
      <text:h text:style-name="P50" text:outline-level="3">Jeg gør det hele selv</text:h>
      <text:p text:style-name="P18"><text:span text:style-name="T16">Har man en </text:span>ferm it-administrator <text:span text:style-name="T16">med godt kendskab til de ovennævnte teknologier, er det naturligvis muligt, at </text:span>klare hele installationsprocessen selv.</text:p>
      <text:p text:style-name="P18">Fordelene ved denne fremgangsmåde vil være at der spares en smule penge på implementeringsudgifterne.</text:p>
      <text:p text:style-name="P16"><text:span text:style-name="T14">Ulemperne er derimod, at der skal sættes mandetimer af til at udføre processen, samt at der altid er en læringskurve </text:span><text:span text:style-name="T16">forbundet med</text:span><text:span text:style-name="T14"> implementering af nye systemer. En anden ulempe er </text:span><text:span text:style-name="T15">at, </text:span><text:span text:style-name="T14">hvis noget driller, og der kræves support </text:span><text:span text:style-name="T16">fra Magenta</text:span><text:span text:style-name="T14">, </text:span><text:span text:style-name="T15">da</text:span><text:span text:style-name="T14"> vil </text:span><text:span text:style-name="T15">det</text:span><text:span text:style-name="T14"> kræve ekstra </text:span><text:soft-page-break/><text:span text:style-name="T14">tid for Magentas medarbejdere at finde rundt i andres implementeringer. [skal omformuleres]</text:span></text:p>
      <text:p text:style-name="P18"/>
      <text:h text:style-name="P49" text:outline-level="3">Magenta hjælper mig på vej</text:h>
      <text:p text:style-name="P23">Det mest hyppige scenarie ved implementering af CPR Broker i en organisation er, at Magenta forestår en del af implementeringsarbejdet. Magentas medarbejdere kan udføre implementeringen hurtigere end en administrator, som først skal sætte sig ind i produktet. Oftest udføre<text:span text:style-name="T16">s</text:span> nogle dele af arbejdet af Magenta, mens andet udføres af organisationens medarbejdere. <text:span text:style-name="T16">Dette afhænger meget af de kompetencer, som organisationen besidder.</text:span></text:p>
      <text:p text:style-name="P23"/>
      <text:h text:style-name="P49" text:outline-level="3">Magenta klarer det hele</text:h>
      <text:p text:style-name="P10">Det er også muligt at lade Magentas medarbejdere udføre hele implementeringen. <text:span text:style-name="T16">Her tager Magenta hele ansvaret for implementeringen af CPR Broker samt testing af installationen.</text:span></text:p>
      <text:p text:style-name="P13">Fordelene er klare; organisationen får en funktionsklar CPR Broker-installation og organisationens driftsmedarbejdere skal blot sætte sig ind i en ny komponent, som kan vedligeholdes på samme måde, som andre produkter på organisationens servere.</text:p>
      <text:p text:style-name="P11"><text:span text:style-name="T16">Kontakt Magenta </text:span><text:span text:style-name="T17">[link til kontakt-afsnit]</text:span><text:span text:style-name="T16"> for et prisestimat for din organisation.</text:span></text:p>
      <text:p text:style-name="P10"/>
      <text:h text:style-name="P43" text:outline-level="2">Serviceaftale</text:h>
      <text:p text:style-name="P12">Det er naturligvis muligt at lave tegne en <text:span text:style-name="T16">serviceaftale med Magenta. Indholdet af en sådan aftale tilpasses naturligvis organisationens behov, men som udgangspunkt indeholder den følgende:</text:span></text:p>
      <text:list xml:id="list4745440335617268740" text:style-name="L2">
        <text:list-item>
          <text:p text:style-name="P31"><text:span text:style-name="T19">[basisindhold]</text:span></text:p>
        </text:list-item>
      </text:list>
      <text:h text:style-name="P40" text:outline-level="1">Hvem ejer CPR Broker?</text:h>
      <text:p text:style-name="P4"><text:span text:style-name="A2"><text:span text:style-name="T11">CPR Broker er udviklet af Magenta ApS. Der er indg</text:span></text:span><text:span text:style-name="A2"><text:span text:style-name="T7">ået en af­tale med brugerne af CPR Broker om, at alle rettigheder over­føres til det community, som en række kommuner etablerede i efteråret 2012. </text:span></text:span></text:p>
      <text:p text:style-name="P21"/>
      <text:p text:style-name="P4"><text:span text:style-name="A2"><text:span text:style-name="T11">De mest velfungerende open source projekter bygger p</text:span></text:span><text:span text:style-name="A2"><text:span text:style-name="T7">å ideen om communitydrevet udvikling, og det er den ide, CPR Brokeren er med til at udmønte. </text:span></text:span></text:p>
      <text:p text:style-name="P21"/>
      <text:h text:style-name="P39" text:outline-level="1">Beskidte hænder</text:h>
      <text:p text:style-name="P33"><text:span text:style-name="T13">Dette afsnit er møntet på personer, som har besluttet sig for at prøve kræfter med CPR Broker. I afsnittet henviser vi til dokumentation, som kan hjælpe dig på vej.</text:span></text:p>
      <text:p text:style-name="P34"><text:span text:style-name="T19"/></text:p>
      <text:h text:style-name="P47" text:outline-level="2"><text:span text:style-name="T19">Hvor kan jeg downloaded CPR Broker</text:span></text:h>
      <text:p text:style-name="P34"><text:span text:style-name="T19">CPR Broker ligger på Softwarebørsen: </text:span><text:a xlink:type="simple" xlink:href="https://svn.softwareborsen.dk/CPR-broker/Installation/CPR%20Broker/"><text:span text:style-name="T20">https://svn.softwareborsen.dk/CPR-broker/Installation/CPR%20Broker/</text:span></text:a></text:p>
      <text:p text:style-name="P35"><text:span text:style-name="T20">Med mindre du har specifikke grunde til, at gøre andet, vil vi råde dig til at downloade den nyeste version (pt. 2.2).</text:span></text:p>
      <text:p text:style-name="P35"><text:span text:style-name="T20">Kildekoden finder du her: </text:span><text:a xlink:type="simple" xlink:href="https://svn.softwareborsen.dk/CPR-broker/Source/"><text:span text:style-name="T20">https://svn.softwareborsen.dk/CPR-broker/Source/</text:span></text:a></text:p>
      <text:p text:style-name="P35"><text:span text:style-name="T20"/></text:p>
      <text:h text:style-name="P47" text:outline-level="2"><text:span text:style-name="T19">Installationsvejledning og udviklermanual</text:span></text:h>
      <text:p text:style-name="P34"><text:span text:style-name="T19">Før du kaster dig ud i at installere CPR Broker er det vigtigt, at du læser installationsvejledningen. </text:span><text:span text:style-name="T20">Vejledningen finder du her: </text:span><text:a xlink:type="simple" xlink:href="https://svn.softwareborsen.dk/CPR-broker/Doc/Final/"><text:span text:style-name="T20">https://svn.softwareborsen.dk/CPR-broker/Doc/Final/</text:span></text:a></text:p>
      <text:p text:style-name="P35"><text:span text:style-name="T20">Installationsvejledningen gennemgår alle de trin, som en installation indeholder. Og vigtigst af alt, så beskriver vejledningen også hvilke detaljer, som du med fordel kan ordne, inden du går i gang med installationen.</text:span></text:p>
      <text:p text:style-name="P35"><text:span text:style-name="T20">På den samme placering, hvor installationsvejledningen findes, finder du også udviklermanualen. Denne er rettet imod personer, som har interesse i at udvikle komponenter, som kan trække på CPR Broker. Denne vil typisk være af interesse for fagsystemleverandører, som skal udvikle moduler, der kan spille sammen med CPR Broker.</text:span></text:p>
      <text:p text:style-name="P35"><text:span text:style-name="T20">Og hvis du er interesseret i at vide mere detaljeret, hvordan CRP Broker fungerer, kan du også finde sådan information på den pågældende placering.</text:span></text:p>
      <text:p text:style-name="P35"><text:span text:style-name="T20"/></text:p>
      <text:h text:style-name="P48" text:outline-level="2"><text:span text:style-name="T20">Brug for assistance</text:span></text:h>
      <text:p text:style-name="P35"><text:span text:style-name="T20">Magenta hjælper meget gerne nye brugere i gang med CPR Broker, så kontakt [link til kontaktafsnit] os gerne, hvis der er ting du er i tvivl om.</text:span></text:p>
      <text:h text:style-name="P39" text:outline-level="1">Hvem er Magenta?</text:h>
      <text:p text:style-name="P6"><text:span text:style-name="A2"><text:span text:style-name="T6">Magenta har arbejdet med open source teknologier siden virk</text:span></text:span><text:span text:style-name="A2"><text:span text:style-name="T6">­somhedens stiftelse i 1999.</text:span></text:span></text:p>
      <text:p text:style-name="P6"><text:span text:style-name="A2"><text:span text:style-name="T6"/></text:span></text:p>
      <text:p text:style-name="P2"><text:span text:style-name="A2"><text:span text:style-name="T3">Virksomheden består af 14 fuldtidsansatte, en håndfuld free­lancere og ledes af direktør Morten Kjærsgaard.</text:span></text:span></text:p>
      <text:p text:style-name="P2"><text:span text:style-name="A2"><text:span text:style-name="T3"/></text:span></text:p>
      <text:p text:style-name="P2"><text:span text:style-name="A2"><text:span text:style-name="T3">Magenta har sammen med kommunerne stået i spidsen for ud­viklingen af CPR Broker siden projektets begyndelse. Derfor lig­ger vores udviklere i dag inde med flere års unik ekspertise om­kring implementering, vedligeholdelse og videreudvikling af nye features til CPR Broker.</text:span></text:span></text:p>
      <text:p text:style-name="P2"><text:span text:style-name="A2"><text:span text:style-name="T3"/></text:span></text:p>
      <text:p text:style-name="P2"><text:span text:style-name="A2"><text:span text:style-name="T3">Magenta udvikler desuden løsninger inden for web, intranet, ESDH, design og integration mellem fagsystemer.</text:span></text:span></text:p>
      <text:p text:style-name="P2"><text:span text:style-name="A2"><text:span text:style-name="T3"/></text:span></text:p>
      <text:p text:style-name="P2"><text:span text:style-name="A2"><text:span text:style-name="T3">Siden 1999 har vi leveret IT-systemer til primært større offentlige institutioner. I dag er Magenta blandt de største danske kommer­cielle leverandører på open source-platformen.</text:span></text:span></text:p>
      <text:p text:style-name="P2"><text:span text:style-name="A2"><text:span text:style-name="T3"/></text:span></text:p>
      <text:p text:style-name="P2"><text:span text:style-name="A2"><text:span text:style-name="T3">Magenta leverer implementering, rådgivning og support på føl­gende systemer: </text:span></text:span></text:p>
      <text:list xml:id="list7038214177554606528" text:style-name="L3">
        <text:list-item>
          <text:p text:style-name="P51"><text:span text:style-name="A2"><text:span text:style-name="T3">Alfresco</text:span></text:span></text:p>
        </text:list-item>
        <text:list-item>
          <text:p text:style-name="P51"><text:span text:style-name="A2"><text:span text:style-name="T3">CPR Broker</text:span></text:span></text:p>
        </text:list-item>
        <text:list-item>
          <text:p text:style-name="P51"><text:span text:style-name="A2"><text:span text:style-name="T3">Drupal</text:span></text:span></text:p>
        </text:list-item>
        <text:list-item>
          <text:p text:style-name="P51"><text:span text:style-name="A2"><text:span text:style-name="T3">Obvius</text:span></text:span></text:p>
        </text:list-item>
        <text:list-item>
          <text:p text:style-name="P52"><text:span text:style-name="A2"><text:span text:style-name="T3">Plone</text:span></text:span></text:p>
        </text:list-item>
      </text:list>
      <text:p text:style-name="P27"><text:span text:style-name="A2"><text:span text:style-name="T3"/></text:span></text:p>
      <text:p text:style-name="P27"><text:span text:style-name="A2"><text:span text:style-name="T3">Derudover yder vi rådgivning, support og udvikling på en række Linux-distributioner, Apache, MySQL og LibreOffice/OpenOffice.</text:span></text:span></text:p>
      <text:p text:style-name="P27"><text:span text:style-name="A2"><text:span text:style-name="T3"/></text:span></text:p>
      <text:p text:style-name="P2"><text:span text:style-name="A2"><text:span text:style-name="T3">Henover de seneste år har Magenta bredt strategien ud til flere områder, og vi arbejder målrettet mod at blive Danmarks ledende leverandør af produkter og tjenester baseret på konceptet ‘open computing’, hvilket vil sige et fokus på åbne standarder og open source.</text:span></text:span></text:p>
      <text:p text:style-name="P15"/>
      <text:h text:style-name="P46" text:outline-level="2">Kontakt os</text:h>
      <text:p text:style-name="P14">[kontaktinf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Liberation Sans" svg:font-family="'Liberation Sans'"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 style:family="paragraph" style:default-outline-level="">
      <style:paragraph-properties fo:text-align="start" style:justify-single-word="false"/>
      <style:text-properties style:font-name="Liberation Sans" fo:font-size="12pt" style:font-size-asian="12pt"/>
    </style:style>
    <style:style style:name="Pa0" style:family="paragraph" style:parent-style-name="Default" style:default-outline-level=""/>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a2" style:family="paragraph" style:parent-style-name="Default" style:default-outline-level=""/>
    <style:style style:name="A1" style:family="text">
      <style:text-properties style:font-name="Liberation Sans" fo:font-size="21pt" fo:font-weight="bold" style:font-size-asian="21pt" style:font-weight-asian="bold"/>
    </style:style>
    <style:style style:name="A2" style:family="text">
      <style:text-properties style:font-name="Liberation Sans" fo:font-size="10pt" style:font-size-asian="10pt"/>
    </style:style>
    <style:style style:name="A4" style:family="text">
      <style:text-properties style:font-name="Liberation Sans" fo:font-size="10pt" style:font-size-asian="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8T14:47:00</meta:creation-date>
    <dc:date>2013-06-12T14:29:07.34</dc:date>
    <meta:editing-duration>PT3H29M53S</meta:editing-duration>
    <meta:editing-cycles>16</meta:editing-cycles>
    <meta:generator>LibreOffice/4.0.1.2$Windows_x86 LibreOffice_project/84102822e3d61eb989ddd325abf1ac077904985</meta:generator>
    <meta:document-statistic meta:table-count="1" meta:image-count="0" meta:object-count="0" meta:page-count="8" meta:paragraph-count="76" meta:word-count="1169" meta:character-count="7814" meta:non-whitespace-character-count="6724"/>
  </office:meta>
</office:document-meta>
</file>